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40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 fo:border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 fo:border="none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0000" fo:border="none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cccccc"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00"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ff" fo:border="none"/>
    </style:style>
    <style:style style:name="ce1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0000" fo:border="none"/>
      <style:text-properties fo:color="#ffffff" fo:font-size="12pt" style:font-size-asian="12pt" style:font-size-complex="12pt"/>
    </style:style>
    <style:style style:name="ce21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2" table:default-cell-style-name="ce19"/>
        <table:table-column table:style-name="co2" table:default-cell-style-name="ce2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Perbandingan Fitur :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✔ = Bisa</text:p>
          </table:table-cell>
          <table:table-cell table:style-name="ce17" table:number-columns-repeated="2"/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✘ = Tidak Bisa</text:p>
          </table:table-cell>
          <table:table-cell table:style-name="ce17" table:number-columns-repeated="2"/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⭐ = Bisa tapi harus pakai Plugin/Addon</text:p>
          </table:table-cell>
          <table:table-cell table:style-name="ce17" table:number-columns-repeated="2"/>
          <table:table-cell table:style-name="ce2"/>
          <table:table-cell table:number-columns-repeated="2"/>
        </table:table-row>
        <table:table-row table:style-name="ro2">
          <table:table-cell table:style-name="ce6" office:value-type="string" calcext:value-type="string">
            <text:p>Features</text:p>
          </table:table-cell>
          <table:table-cell table:style-name="ce18" office:value-type="string" calcext:value-type="string">
            <text:p>Blender</text:p>
          </table:table-cell>
          <table:table-cell table:style-name="ce18" office:value-type="string" calcext:value-type="string">
            <text:p>Opentoonz</text:p>
          </table:table-cell>
          <table:table-cell table:style-name="ce20" office:value-type="string" calcext:value-type="string">
            <text:p>Kri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ctor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ster</text:p>
          </table:table-cell>
          <table:table-cell office:value-type="string" calcext:value-type="string">
            <text:p>✘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e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dio Scrubbing</text:p>
          </table:table-cell>
          <table:table-cell office:value-type="string" calcext:value-type="string">
            <text:p>✘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yboarding</text:p>
          </table:table-cell>
          <table:table-cell table:number-columns-repeated="2"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yboarding (Animatic Form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deo Editing</text:p>
          </table:table-cell>
          <table:table-cell office:value-type="string" calcext:value-type="string">
            <text:p>✔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age Scanner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ctor Auto-inbetwee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yer Tweening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tou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A Export</text:p>
          </table:table-cell>
          <table:table-cell table:number-columns-repeated="2"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A Import</text:p>
          </table:table-cell>
          <table:table-cell table:number-columns-repeated="3"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TS Export</text:p>
          </table:table-cell>
          <table:table-cell office:value-type="string" calcext:value-type="string">
            <text:p>⭐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TS Import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ort Video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D</text:p>
          </table:table-cell>
          <table:table-cell office:value-type="string" calcext:value-type="string">
            <text:p>✔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2"/>
        </table:table-row>
        <table:table-row table:style-name="ro3">
          <table:table-cell table:style-name="ce15" office:value-type="string" calcext:value-type="string">
            <text:p><text:span text:style-name="T1">Summary : </text:span></text:p>
            <text:p>- <text:span text:style-name="T1">Opentoonz/Blender</text:span> : Cocok untuk project berskala besar</text:p>
            <text:p>- <text:span text:style-name="T1">Blender </text:span>: Cocok untuk animasi hybrid 2D/3D</text:p>
            <text:p>- <text:span text:style-name="T1">Krita</text:span> : Cocok untuk animasi simpel dan painting</text:p>
          </table:table-cell>
          <table:table-cell table:style-name="ce15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d" fo:country="ID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6:30:48.809382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15:16:42.886683628</meta:creation-date>
    <dc:date>2025-10-11T16:31:37.575208788</dc:date>
    <meta:editing-duration>PT52M44S</meta:editing-duration>
    <meta:editing-cycles>19</meta:editing-cycles>
    <meta:generator>LibreOffice/24.2.7.2$Linux_X86_64 LibreOffice_project/420$Build-2</meta:generator>
    <meta:document-statistic meta:table-count="1" meta:cell-count="81" meta:object-count="0"/>
  </office:meta>
</office:document-meta>
</file>